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42cm"/>
    </style:style>
    <style:style style:name="co3" style:family="table-column">
      <style:table-column-properties fo:break-before="auto" style:column-width="1.995cm"/>
    </style:style>
    <style:style style:name="co4" style:family="table-column">
      <style:table-column-properties fo:break-before="auto" style:column-width="0.75cm"/>
    </style:style>
    <style:style style:name="co5" style:family="table-column">
      <style:table-column-properties fo:break-before="auto" style:column-width="0.933cm"/>
    </style:style>
    <style:style style:name="co6" style:family="table-column">
      <style:table-column-properties fo:break-before="auto" style:column-width="0.891cm"/>
    </style:style>
    <style:style style:name="co7" style:family="table-column">
      <style:table-column-properties fo:break-before="auto" style:column-width="1.612cm"/>
    </style:style>
    <style:style style:name="co8" style:family="table-column">
      <style:table-column-properties fo:break-before="auto" style:column-width="0.6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MT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MT" fo:font-size="10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MT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00"/>
      <style:text-properties fo:color="#c9211e"/>
    </style:style>
    <style:style style:name="ce9" style:family="table-cell" style:parent-style-name="Default">
      <style:table-cell-properties fo:background-color="#ffffd7"/>
    </style:style>
    <style:style style:name="ce10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e8f2a1"/>
    </style:style>
    <style:style style:name="ce2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/>
          <table:table-cell table:style-name="ce1" office:value-type="string" calcext:value-type="string">
            <text:p>Midi Chan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Val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table:formula="of:=COM.MICROSOFT.CONCAT(&quot;midiMap.addNode(&quot;; [.$F$2]; [.A2];[.$F$2];&quot;,&quot;;[.C2];&quot;,&quot;;[.D2];&quot;,&quot;;[.E2];&quot;)&quot;)" office:value-type="string" office:string-value="midiMap.addNode(“A0“,144,21,0)" calcext:value-type="string">
            <text:p>midiMap.addNode(“A0“,144,21,0)</text:p>
          </table:table-cell>
          <table:table-cell table:number-columns-repeated="2"/>
          <table:table-cell table:style-name="ce7" office:value-type="string" calcext:value-type="string">
            <text:p>"</text:p>
          </table:table-cell>
          <table:table-cell table:style-name="ce7" office:value-type="string" calcext:value-type="string">
            <text:p>C </text:p>
          </table:table-cell>
          <table:table-cell table:style-name="ce7" office:value-type="string" calcext:value-type="string">
            <text:p>"</text:p>
          </table:table-cell>
          <table:table-cell table:style-name="ce9" office:value-type="string" calcext:value-type="string">
            <text:p>,</text:p>
          </table:table-cell>
          <table:table-cell table:style-name="ce10" office:value-type="string" calcext:value-type="string">
            <text:p>"</text:p>
          </table:table-cell>
          <table:table-cell table:style-name="ce11" office:value-type="float" office:value="-1" calcext:value-type="float">
            <text:p>-1</text:p>
          </table:table-cell>
          <table:table-cell table:style-name="ce10" office:value-type="string" calcext:value-type="string">
            <text:p>"</text:p>
          </table:table-cell>
          <table:table-cell table:style-name="ce10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noteoff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midiMap.addNode(&quot;; [.$F$2]; [.A3];[.$F$2];&quot;,&quot;;[.C3];&quot;,&quot;;[.D3];&quot;,&quot;;[.E3];&quot;)&quot;)" office:value-type="string" office:string-value="midiMap.addNode(“noteoff“,128,28,0)" calcext:value-type="string">
            <text:p>midiMap.addNode(“noteoff“,128,28,0)</text:p>
          </table:table-cell>
          <table:table-cell table:number-columns-repeated="2"/>
          <table:table-cell table:style-name="ce7" office:value-type="string" calcext:value-type="string">
            <text:p>"</text:p>
          </table:table-cell>
          <table:table-cell table:style-name="ce7" office:value-type="string" calcext:value-type="string">
            <text:p>C#</text:p>
          </table:table-cell>
          <table:table-cell table:style-name="ce7" office:value-type="string" calcext:value-type="string">
            <text:p>"</text:p>
          </table:table-cell>
          <table:table-cell table:style-name="ce9" office:value-type="string" calcext:value-type="string">
            <text:p>,</text:p>
          </table:table-cell>
          <table:table-cell table:style-name="ce10" office:value-type="string" calcext:value-type="string">
            <text:p>"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string" calcext:value-type="string">
            <text:p>"</text:p>
          </table:table-cell>
          <table:table-cell table:style-name="ce10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ontroll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midiMap.addNode(&quot;; [.$F$2]; [.A4];[.$F$2];&quot;,&quot;;[.C4];&quot;,&quot;;[.D4];&quot;,&quot;;[.E4];&quot;)&quot;)" office:value-type="string" office:string-value="midiMap.addNode(“controll“,176,35,0)" calcext:value-type="string">
            <text:p>midiMap.addNode(“controll“,176,35,0)</text:p>
          </table:table-cell>
          <table:table-cell table:number-columns-repeated="2"/>
          <table:table-cell table:style-name="ce7" office:value-type="string" calcext:value-type="string">
            <text:p>"</text:p>
          </table:table-cell>
          <table:table-cell table:style-name="ce7" office:value-type="string" calcext:value-type="string">
            <text:p>D </text:p>
          </table:table-cell>
          <table:table-cell table:style-name="ce7" office:value-type="string" calcext:value-type="string">
            <text:p>"</text:p>
          </table:table-cell>
          <table:table-cell table:style-name="ce9" office:value-type="string" calcext:value-type="string">
            <text:p>,</text:p>
          </table:table-cell>
          <table:table-cell table:style-name="ce10" office:value-type="string" calcext:value-type="string">
            <text:p>"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"</text:p>
          </table:table-cell>
          <table:table-cell table:style-name="ce10" office:value-type="string" calcext:value-type="string">
            <text:p>,</text:p>
          </table:table-cell>
        </table:table-row>
        <table:table-row table:style-name="ro1">
          <table:table-cell table:number-columns-repeated="9"/>
          <table:table-cell table:style-name="ce7" office:value-type="string" calcext:value-type="string">
            <text:p>"</text:p>
          </table:table-cell>
          <table:table-cell table:style-name="ce7" office:value-type="string" calcext:value-type="string">
            <text:p>D#</text:p>
          </table:table-cell>
          <table:table-cell table:style-name="ce7" office:value-type="string" calcext:value-type="string">
            <text:p>"</text:p>
          </table:table-cell>
          <table:table-cell table:style-name="ce9" office:value-type="string" calcext:value-type="string">
            <text:p>,</text:p>
          </table:table-cell>
          <table:table-cell table:style-name="ce10" office:value-type="string" calcext:value-type="string">
            <text:p>"</text:p>
          </table:table-cell>
          <table:table-cell table:style-name="ce11" office:value-type="float" office:value="2" calcext:value-type="float">
            <text:p>2</text:p>
          </table:table-cell>
          <table:table-cell table:style-name="ce10" office:value-type="string" calcext:value-type="string">
            <text:p>"</text:p>
          </table:table-cell>
          <table:table-cell table:style-name="ce10" office:value-type="string" calcext:value-type="string">
            <text:p>,</text:p>
          </table:table-cell>
        </table:table-row>
        <table:table-row table:style-name="ro1">
          <table:table-cell table:number-columns-repeated="9"/>
          <table:table-cell table:style-name="ce7" office:value-type="string" calcext:value-type="string">
            <text:p>"</text:p>
          </table:table-cell>
          <table:table-cell table:style-name="ce7" office:value-type="string" calcext:value-type="string">
            <text:p>E </text:p>
          </table:table-cell>
          <table:table-cell table:style-name="ce7" office:value-type="string" calcext:value-type="string">
            <text:p>"</text:p>
          </table:table-cell>
          <table:table-cell table:style-name="ce9" office:value-type="string" calcext:value-type="string">
            <text:p>,</text:p>
          </table:table-cell>
          <table:table-cell table:style-name="ce10" office:value-type="string" calcext:value-type="string">
            <text:p>"</text:p>
          </table:table-cell>
          <table:table-cell table:style-name="ce11" office:value-type="float" office:value="3" calcext:value-type="float">
            <text:p>3</text:p>
          </table:table-cell>
          <table:table-cell table:style-name="ce10" office:value-type="string" calcext:value-type="string">
            <text:p>"</text:p>
          </table:table-cell>
          <table:table-cell table:style-name="ce10" office:value-type="string" calcext:value-type="string">
            <text:p>,</text:p>
          </table:table-cell>
        </table:table-row>
        <table:table-row table:style-name="ro1">
          <table:table-cell table:number-columns-repeated="9"/>
          <table:table-cell table:style-name="ce7" office:value-type="string" calcext:value-type="string">
            <text:p>"</text:p>
          </table:table-cell>
          <table:table-cell table:style-name="ce7" office:value-type="string" calcext:value-type="string">
            <text:p>F </text:p>
          </table:table-cell>
          <table:table-cell table:style-name="ce7" office:value-type="string" calcext:value-type="string">
            <text:p>"</text:p>
          </table:table-cell>
          <table:table-cell table:style-name="ce9" office:value-type="string" calcext:value-type="string">
            <text:p>,</text:p>
          </table:table-cell>
          <table:table-cell table:style-name="ce10" office:value-type="string" calcext:value-type="string">
            <text:p>"</text:p>
          </table:table-cell>
          <table:table-cell table:style-name="ce11" office:value-type="float" office:value="4" calcext:value-type="float">
            <text:p>4</text:p>
          </table:table-cell>
          <table:table-cell table:style-name="ce10" office:value-type="string" calcext:value-type="string">
            <text:p>"</text:p>
          </table:table-cell>
          <table:table-cell table:style-name="ce10" office:value-type="string" calcext:value-type="string">
            <text:p>,</text:p>
          </table:table-cell>
        </table:table-row>
        <table:table-row table:style-name="ro1">
          <table:table-cell table:number-columns-repeated="9"/>
          <table:table-cell table:style-name="ce7" office:value-type="string" calcext:value-type="string">
            <text:p>"</text:p>
          </table:table-cell>
          <table:table-cell table:style-name="ce7" office:value-type="string" calcext:value-type="string">
            <text:p>F#</text:p>
          </table:table-cell>
          <table:table-cell table:style-name="ce7" office:value-type="string" calcext:value-type="string">
            <text:p>"</text:p>
          </table:table-cell>
          <table:table-cell table:style-name="ce9" office:value-type="string" calcext:value-type="string">
            <text:p>,</text:p>
          </table:table-cell>
          <table:table-cell table:style-name="ce10" office:value-type="string" calcext:value-type="string">
            <text:p>"</text:p>
          </table:table-cell>
          <table:table-cell table:style-name="ce11" office:value-type="float" office:value="5" calcext:value-type="float">
            <text:p>5</text:p>
          </table:table-cell>
          <table:table-cell table:style-name="ce10" office:value-type="string" calcext:value-type="string">
            <text:p>"</text:p>
          </table:table-cell>
          <table:table-cell table:style-name="ce10" office:value-type="string" calcext:value-type="string">
            <text:p>,</text:p>
          </table:table-cell>
        </table:table-row>
        <table:table-row table:style-name="ro1">
          <table:table-cell table:number-columns-repeated="9"/>
          <table:table-cell table:style-name="ce7" office:value-type="string" calcext:value-type="string">
            <text:p>"</text:p>
          </table:table-cell>
          <table:table-cell table:style-name="ce7" office:value-type="string" calcext:value-type="string">
            <text:p>G </text:p>
          </table:table-cell>
          <table:table-cell table:style-name="ce7" office:value-type="string" calcext:value-type="string">
            <text:p>"</text:p>
          </table:table-cell>
          <table:table-cell table:style-name="ce9" office:value-type="string" calcext:value-type="string">
            <text:p>,</text:p>
          </table:table-cell>
          <table:table-cell table:style-name="ce10" office:value-type="string" calcext:value-type="string">
            <text:p>"</text:p>
          </table:table-cell>
          <table:table-cell table:style-name="ce11" office:value-type="float" office:value="6" calcext:value-type="float">
            <text:p>6</text:p>
          </table:table-cell>
          <table:table-cell table:style-name="ce10" office:value-type="string" calcext:value-type="string">
            <text:p>"</text:p>
          </table:table-cell>
          <table:table-cell table:style-name="ce10" office:value-type="string" calcext:value-type="string">
            <text:p>,</text:p>
          </table:table-cell>
        </table:table-row>
        <table:table-row table:style-name="ro1">
          <table:table-cell table:number-columns-repeated="9"/>
          <table:table-cell table:style-name="ce7" office:value-type="string" calcext:value-type="string">
            <text:p>"</text:p>
          </table:table-cell>
          <table:table-cell table:style-name="ce7" office:value-type="string" calcext:value-type="string">
            <text:p>G#</text:p>
          </table:table-cell>
          <table:table-cell table:style-name="ce7" office:value-type="string" calcext:value-type="string">
            <text:p>"</text:p>
          </table:table-cell>
          <table:table-cell table:style-name="ce9" office:value-type="string" calcext:value-type="string">
            <text:p>,</text:p>
          </table:table-cell>
          <table:table-cell table:style-name="ce10" office:value-type="string" calcext:value-type="string">
            <text:p>"</text:p>
          </table:table-cell>
          <table:table-cell table:style-name="ce11" office:value-type="float" office:value="7" calcext:value-type="float">
            <text:p>7</text:p>
          </table:table-cell>
          <table:table-cell table:style-name="ce10" office:value-type="string" calcext:value-type="string">
            <text:p>"</text:p>
          </table:table-cell>
          <table:table-cell table:style-name="ce10" office:value-type="string" calcext:value-type="string">
            <text:p>,</text:p>
          </table:table-cell>
        </table:table-row>
        <table:table-row table:style-name="ro1">
          <table:table-cell table:number-columns-repeated="9"/>
          <table:table-cell table:style-name="ce7" office:value-type="string" calcext:value-type="string">
            <text:p>"</text:p>
          </table:table-cell>
          <table:table-cell table:style-name="ce7" office:value-type="string" calcext:value-type="string">
            <text:p>A </text:p>
          </table:table-cell>
          <table:table-cell table:style-name="ce7" office:value-type="string" calcext:value-type="string">
            <text:p>"</text:p>
          </table:table-cell>
          <table:table-cell table:style-name="ce9" office:value-type="string" calcext:value-type="string">
            <text:p>,</text:p>
          </table:table-cell>
          <table:table-cell table:style-name="ce10" office:value-type="string" calcext:value-type="string">
            <text:p>"</text:p>
          </table:table-cell>
          <table:table-cell table:style-name="ce11" office:value-type="float" office:value="8" calcext:value-type="float">
            <text:p>8</text:p>
          </table:table-cell>
          <table:table-cell table:style-name="ce10" office:value-type="string" calcext:value-type="string">
            <text:p>"</text:p>
          </table:table-cell>
          <table:table-cell table:style-name="ce10" office:value-type="string" calcext:value-type="string">
            <text:p>,</text:p>
          </table:table-cell>
        </table:table-row>
        <table:table-row table:style-name="ro1">
          <table:table-cell table:number-columns-repeated="9"/>
          <table:table-cell table:style-name="ce7" office:value-type="string" calcext:value-type="string">
            <text:p>"</text:p>
          </table:table-cell>
          <table:table-cell table:style-name="ce7" office:value-type="string" calcext:value-type="string">
            <text:p>A#</text:p>
          </table:table-cell>
          <table:table-cell table:style-name="ce7" office:value-type="string" calcext:value-type="string">
            <text:p>"</text:p>
          </table:table-cell>
          <table:table-cell table:style-name="ce9" office:value-type="string" calcext:value-type="string">
            <text:p>,</text:p>
          </table:table-cell>
          <table:table-cell table:style-name="ce10" office:value-type="string" calcext:value-type="string">
            <text:p>"</text:p>
          </table:table-cell>
          <table:table-cell table:style-name="ce11" office:value-type="float" office:value="9" calcext:value-type="float">
            <text:p>9</text:p>
          </table:table-cell>
          <table:table-cell table:style-name="ce10" office:value-type="string" calcext:value-type="string">
            <text:p>"</text:p>
          </table:table-cell>
          <table:table-cell/>
        </table:table-row>
        <table:table-row table:style-name="ro1">
          <table:table-cell table:number-columns-repeated="9"/>
          <table:table-cell table:style-name="ce7" office:value-type="string" calcext:value-type="string">
            <text:p>"</text:p>
          </table:table-cell>
          <table:table-cell table:style-name="ce7" office:value-type="string" calcext:value-type="string">
            <text:p>B </text:p>
          </table:table-cell>
          <table:table-cell table:style-name="ce7" office:value-type="string" calcext:value-type="string">
            <text:p>"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9"/>
          <table:table-cell table:style-name="ce8" table:formula="of:=COM.MICROSOFT.CONCAT(&quot;{&quot;;[.J2:.M13];&quot;}&quot;)" office:value-type="string" office:string-value="{&quot;C &quot;,&quot;C#&quot;,&quot;D &quot;,&quot;D#&quot;,&quot;E &quot;,&quot;F &quot;,&quot;F#&quot;,&quot;G &quot;,&quot;G#&quot;,&quot;A &quot;,&quot;A#&quot;,&quot;B &quot;}" calcext:value-type="string">
            <text:p>{"C ","C#","D ","D#","E ","F ","F#","G ","G#","A ","A#","B "}</text:p>
          </table:table-cell>
          <table:table-cell table:number-columns-repeated="3"/>
          <table:table-cell table:formula="of:=COM.MICROSOFT.CONCAT(&quot;{&quot;;[.N2:.Q12];&quot;}&quot;)" office:value-type="string" office:string-value="{&quot;-1&quot;,&quot;0&quot;,&quot;1&quot;,&quot;2&quot;,&quot;3&quot;,&quot;4&quot;,&quot;5&quot;,&quot;6&quot;,&quot;7&quot;,&quot;8&quot;,&quot;9&quot;}" calcext:value-type="string">
            <text:p>{"-1","0","1","2","3","4","5","6","7","8","9"}</text:p>
          </table:table-cell>
          <table:table-cell table:number-columns-repeated="3"/>
        </table:table-row>
        <table:table-row table:style-name="ro1" table:number-rows-repeated="14">
          <table:table-cell table:number-columns-repeated="17"/>
        </table:table-row>
        <table:table-row table:style-name="ro1">
          <table:table-cell table:style-name="ce3" office:value-type="string" calcext:value-type="string">
            <text:p>PITCH_VCO2</text:p>
          </table:table-cell>
          <table:table-cell/>
          <table:table-cell office:value-type="string" calcext:value-type="string">
            <text:p>chCnt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midiMap.addNode(&quot;; [.$F$2]; [.A30];[.$F$2];&quot;,&quot;;[.C30];&quot;,&quot;;[.D30];&quot;,&quot;;[.E30];&quot;)&quot;)" office:value-type="string" office:string-value="midiMap.addNode(“PITCH_VCO2“,chCnt,35,0)" calcext:value-type="string">
            <text:p>midiMap.addNode(“PITCH_VCO2“,chCnt,35,0)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SHAPE_VCO1</text:p>
          </table:table-cell>
          <table:table-cell/>
          <table:table-cell office:value-type="string" calcext:value-type="string">
            <text:p>chCnt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midiMap.addNode(&quot;; [.$F$2]; [.A31];[.$F$2];&quot;,&quot;;[.C31];&quot;,&quot;;[.D31];&quot;,&quot;;[.E31];&quot;)&quot;)" office:value-type="string" office:string-value="midiMap.addNode(“SHAPE_VCO1“,chCnt,36,0)" calcext:value-type="string">
            <text:p>midiMap.addNode(“SHAPE_VCO1“,chCnt,36,0)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SHAPE_VCO2</text:p>
          </table:table-cell>
          <table:table-cell/>
          <table:table-cell office:value-type="string" calcext:value-type="string">
            <text:p>chCnt</text:p>
          </table:table-cell>
          <table:table-cell table:style-name="ce6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midiMap.addNode(&quot;; [.$F$2]; [.A32];[.$F$2];&quot;,&quot;;[.C32];&quot;,&quot;;[.D32];&quot;,&quot;;[.E32];&quot;)&quot;)" office:value-type="string" office:string-value="midiMap.addNode(“SHAPE_VCO2“,chCnt,37,0)" calcext:value-type="string">
            <text:p>midiMap.addNode(“SHAPE_VCO2“,chCnt,37,0)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LEVEL_VCO1</text:p>
          </table:table-cell>
          <table:table-cell/>
          <table:table-cell office:value-type="string" calcext:value-type="string">
            <text:p>chCnt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midiMap.addNode(&quot;; [.$F$2]; [.A33];[.$F$2];&quot;,&quot;;[.C33];&quot;,&quot;;[.D33];&quot;,&quot;;[.E33];&quot;)&quot;)" office:value-type="string" office:string-value="midiMap.addNode(“LEVEL_VCO1“,chCnt,39,0)" calcext:value-type="string">
            <text:p>midiMap.addNode(“LEVEL_VCO1“,chCnt,39,0)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LEVEL_VCO2</text:p>
          </table:table-cell>
          <table:table-cell/>
          <table:table-cell office:value-type="string" calcext:value-type="string">
            <text:p>chCnt</text:p>
          </table:table-cell>
          <table:table-cell table:style-name="ce6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midiMap.addNode(&quot;; [.$F$2]; [.A34];[.$F$2];&quot;,&quot;;[.C34];&quot;,&quot;;[.D34];&quot;,&quot;;[.E34];&quot;)&quot;)" office:value-type="string" office:string-value="midiMap.addNode(“LEVEL_VCO2“,chCnt,40,0)" calcext:value-type="string">
            <text:p>midiMap.addNode(“LEVEL_VCO2“,chCnt,40,0)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CUTOFF</text:p>
          </table:table-cell>
          <table:table-cell/>
          <table:table-cell office:value-type="string" calcext:value-type="string">
            <text:p>chCnt</text:p>
          </table:table-cell>
          <table:table-cell table:style-name="ce5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midiMap.addNode(&quot;; [.$F$2]; [.A35];[.$F$2];&quot;,&quot;;[.C35];&quot;,&quot;;[.D35];&quot;,&quot;;[.E35];&quot;)&quot;)" office:value-type="string" office:string-value="midiMap.addNode(“CUTOFF“,chCnt,43,0)" calcext:value-type="string">
            <text:p>midiMap.addNode(“CUTOFF“,chCnt,43,0)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RESONANCE</text:p>
          </table:table-cell>
          <table:table-cell/>
          <table:table-cell office:value-type="string" calcext:value-type="string">
            <text:p>chCnt</text:p>
          </table:table-cell>
          <table:table-cell table:style-name="ce5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midiMap.addNode(&quot;; [.$F$2]; [.A36];[.$F$2];&quot;,&quot;;[.C36];&quot;,&quot;;[.D36];&quot;,&quot;;[.E36];&quot;)&quot;)" office:value-type="string" office:string-value="midiMap.addNode(“RESONANCE“,chCnt,44,0)" calcext:value-type="string">
            <text:p>midiMap.addNode(“RESONANCE“,chCnt,44,0)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EG_ATTACK</text:p>
          </table:table-cell>
          <table:table-cell/>
          <table:table-cell office:value-type="string" calcext:value-type="string">
            <text:p>chCnt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midiMap.addNode(&quot;; [.$F$2]; [.A37];[.$F$2];&quot;,&quot;;[.C37];&quot;,&quot;;[.D37];&quot;,&quot;;[.E37];&quot;)&quot;)" office:value-type="string" office:string-value="midiMap.addNode(“EG_ATTACK“,chCnt,16,0)" calcext:value-type="string">
            <text:p>midiMap.addNode(“EG_ATTACK“,chCnt,16,0)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EG_DECAY</text:p>
          </table:table-cell>
          <table:table-cell/>
          <table:table-cell office:value-type="string" calcext:value-type="string">
            <text:p>chCnt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midiMap.addNode(&quot;; [.$F$2]; [.A38];[.$F$2];&quot;,&quot;;[.C38];&quot;,&quot;;[.D38];&quot;,&quot;;[.E38];&quot;)&quot;)" office:value-type="string" office:string-value="midiMap.addNode(“EG_DECAY“,chCnt,17,0)" calcext:value-type="string">
            <text:p>midiMap.addNode(“EG_DECAY“,chCnt,17,0)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EG_INT</text:p>
          </table:table-cell>
          <table:table-cell/>
          <table:table-cell office:value-type="string" calcext:value-type="string">
            <text:p>chCnt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midiMap.addNode(&quot;; [.$F$2]; [.A39];[.$F$2];&quot;,&quot;;[.C39];&quot;,&quot;;[.D39];&quot;,&quot;;[.E39];&quot;)&quot;)" office:value-type="string" office:string-value="midiMap.addNode(“EG_INT“,chCnt,25,0)" calcext:value-type="string">
            <text:p>midiMap.addNode(“EG_INT“,chCnt,25,0)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LFO_RATE</text:p>
          </table:table-cell>
          <table:table-cell/>
          <table:table-cell office:value-type="string" calcext:value-type="string">
            <text:p>chCnt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midiMap.addNode(&quot;; [.$F$2]; [.A40];[.$F$2];&quot;,&quot;;[.C40];&quot;,&quot;;[.D40];&quot;,&quot;;[.E40];&quot;)&quot;)" office:value-type="string" office:string-value="midiMap.addNode(“LFO_RATE“,chCnt,24,0)" calcext:value-type="string">
            <text:p>midiMap.addNode(“LFO_RATE“,chCnt,24,0)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LFO_DEPTH</text:p>
          </table:table-cell>
          <table:table-cell/>
          <table:table-cell office:value-type="string" calcext:value-type="string">
            <text:p>chCnt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midiMap.addNode(&quot;; [.$F$2]; [.A41];[.$F$2];&quot;,&quot;;[.C41];&quot;,&quot;;[.D41];&quot;,&quot;;[.E41];&quot;)&quot;)" office:value-type="string" office:string-value="midiMap.addNode(“LFO_DEPTH“,chCnt,26,0)" calcext:value-type="string">
            <text:p>midiMap.addNode(“LFO_DEPTH“,chCnt,26,0)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OCTAVE_VCO2</text:p>
          </table:table-cell>
          <table:table-cell/>
          <table:table-cell office:value-type="string" calcext:value-type="string">
            <text:p>chCnt</text:p>
          </table:table-cell>
          <table:table-cell table:style-name="ce5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midiMap.addNode(&quot;; [.$F$2]; [.A42];[.$F$2];&quot;,&quot;;[.C42];&quot;,&quot;;[.D42];&quot;,&quot;;[.E42];&quot;)&quot;)" office:value-type="string" office:string-value="midiMap.addNode(“OCTAVE_VCO2“,chCnt,49,0)" calcext:value-type="string">
            <text:p>midiMap.addNode(“OCTAVE_VCO2“,chCnt,49,0)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WAVE_1</text:p>
          </table:table-cell>
          <table:table-cell/>
          <table:table-cell office:value-type="string" calcext:value-type="string">
            <text:p>chCnt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midiMap.addNode(&quot;; [.$F$2]; [.A43];[.$F$2];&quot;,&quot;;[.C43];&quot;,&quot;;[.D43];&quot;,&quot;;[.E43];&quot;)&quot;)" office:value-type="string" office:string-value="midiMap.addNode(“WAVE_1“,chCnt,50,0)" calcext:value-type="string">
            <text:p>midiMap.addNode(“WAVE_1“,chCnt,50,0)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WAVE_2</text:p>
          </table:table-cell>
          <table:table-cell/>
          <table:table-cell office:value-type="string" calcext:value-type="string">
            <text:p>chCnt</text:p>
          </table:table-cell>
          <table:table-cell table:style-name="ce6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midiMap.addNode(&quot;; [.$F$2]; [.A44];[.$F$2];&quot;,&quot;;[.C44];&quot;,&quot;;[.D44];&quot;,&quot;;[.E44];&quot;)&quot;)" office:value-type="string" office:string-value="midiMap.addNode(“WAVE_2“,chCnt,51,0)" calcext:value-type="string">
            <text:p>midiMap.addNode(“WAVE_2“,chCnt,51,0)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SYNC_RING</text:p>
          </table:table-cell>
          <table:table-cell/>
          <table:table-cell office:value-type="string" calcext:value-type="string">
            <text:p>chCnt</text:p>
          </table:table-cell>
          <table:table-cell table:style-name="ce5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midiMap.addNode(&quot;; [.$F$2]; [.A45];[.$F$2];&quot;,&quot;;[.C45];&quot;,&quot;;[.D45];&quot;,&quot;;[.E45];&quot;)&quot;)" office:value-type="string" office:string-value="midiMap.addNode(“SYNC_RING“,chCnt,60,0)" calcext:value-type="string">
            <text:p>midiMap.addNode(“SYNC_RING“,chCnt,60,0)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DRIVE</text:p>
          </table:table-cell>
          <table:table-cell/>
          <table:table-cell office:value-type="string" calcext:value-type="string">
            <text:p>chCnt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midiMap.addNode(&quot;; [.$F$2]; [.A46];[.$F$2];&quot;,&quot;;[.C46];&quot;,&quot;;[.D46];&quot;,&quot;;[.E46];&quot;)&quot;)" office:value-type="string" office:string-value="midiMap.addNode(“DRIVE“,chCnt,28,0)" calcext:value-type="string">
            <text:p>midiMap.addNode(“DRIVE“,chCnt,28,0)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EG_TYPE</text:p>
          </table:table-cell>
          <table:table-cell/>
          <table:table-cell office:value-type="string" calcext:value-type="string">
            <text:p>chCnt</text:p>
          </table:table-cell>
          <table:table-cell table:style-name="ce5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midiMap.addNode(&quot;; [.$F$2]; [.A47];[.$F$2];&quot;,&quot;;[.C47];&quot;,&quot;;[.D47];&quot;,&quot;;[.E47];&quot;)&quot;)" office:value-type="string" office:string-value="midiMap.addNode(“EG_TYPE“,chCnt,61,0)" calcext:value-type="string">
            <text:p>midiMap.addNode(“EG_TYPE“,chCnt,61,0)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EG_TARGET</text:p>
          </table:table-cell>
          <table:table-cell/>
          <table:table-cell office:value-type="string" calcext:value-type="string">
            <text:p>chCnt</text:p>
          </table:table-cell>
          <table:table-cell table:style-name="ce6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midiMap.addNode(&quot;; [.$F$2]; [.A48];[.$F$2];&quot;,&quot;;[.C48];&quot;,&quot;;[.D48];&quot;,&quot;;[.E48];&quot;)&quot;)" office:value-type="string" office:string-value="midiMap.addNode(“EG_TARGET“,chCnt,62,0)" calcext:value-type="string">
            <text:p>midiMap.addNode(“EG_TARGET“,chCnt,62,0)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LFO_TARGET</text:p>
          </table:table-cell>
          <table:table-cell/>
          <table:table-cell office:value-type="string" calcext:value-type="string">
            <text:p>chCnt</text:p>
          </table:table-cell>
          <table:table-cell table:style-name="ce5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midiMap.addNode(&quot;; [.$F$2]; [.A49];[.$F$2];&quot;,&quot;;[.C49];&quot;,&quot;;[.D49];&quot;,&quot;;[.E49];&quot;)&quot;)" office:value-type="string" office:string-value="midiMap.addNode(“LFO_TARGET“,chCnt,56,0)" calcext:value-type="string">
            <text:p>midiMap.addNode(“LFO_TARGET“,chCnt,56,0)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LFO_WAVE</text:p>
          </table:table-cell>
          <table:table-cell/>
          <table:table-cell office:value-type="string" calcext:value-type="string">
            <text:p>chCnt</text:p>
          </table:table-cell>
          <table:table-cell table:style-name="ce6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midiMap.addNode(&quot;; [.$F$2]; [.A50];[.$F$2];&quot;,&quot;;[.C50];&quot;,&quot;;[.D50];&quot;,&quot;;[.E50];&quot;)&quot;)" office:value-type="string" office:string-value="midiMap.addNode(“LFO_WAVE“,chCnt,58,0)" calcext:value-type="string">
            <text:p>midiMap.addNode(“LFO_WAVE“,chCnt,58,0)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LFO_MODE</text:p>
          </table:table-cell>
          <table:table-cell/>
          <table:table-cell office:value-type="string" calcext:value-type="string">
            <text:p>chCnt</text:p>
          </table:table-cell>
          <table:table-cell table:style-name="ce6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midiMap.addNode(&quot;; [.$F$2]; [.A51];[.$F$2];&quot;,&quot;;[.C51];&quot;,&quot;;[.D51];&quot;,&quot;;[.E51];&quot;)&quot;)" office:value-type="string" office:string-value="midiMap.addNode(“LFO_MODE“,chCnt,59,0)" calcext:value-type="string">
            <text:p>midiMap.addNode(“LFO_MODE“,chCnt,59,0)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UDIO_OFF</text:p>
          </table:table-cell>
          <table:table-cell/>
          <table:table-cell office:value-type="string" calcext:value-type="string">
            <text:p>chCnt</text:p>
          </table:table-cell>
          <table:table-cell table:style-name="ce5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midiMap.addNode(&quot;; [.$F$2]; [.A52];[.$F$2];&quot;,&quot;;[.C52];&quot;,&quot;;[.D52];&quot;,&quot;;[.E52];&quot;)&quot;)" office:value-type="string" office:string-value="midiMap.addNode(“AUDIO_OFF“,chCnt,120,0)" calcext:value-type="string">
            <text:p>midiMap.addNode(“AUDIO_OFF“,chCnt,120,0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SET_CONTROL</text:p>
          </table:table-cell>
          <table:table-cell/>
          <table:table-cell office:value-type="string" calcext:value-type="string">
            <text:p>chCnt</text:p>
          </table:table-cell>
          <table:table-cell table:style-name="ce6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midiMap.addNode(&quot;; [.$F$2]; [.A53];[.$F$2];&quot;,&quot;;[.C53];&quot;,&quot;;[.D53];&quot;,&quot;;[.E53];&quot;)&quot;)" office:value-type="string" office:string-value="midiMap.addNode(“RESET_CONTROL“,chCnt,121,0)" calcext:value-type="string">
            <text:p>midiMap.addNode(“RESET_CONTROL“,chCnt,121,0)</text:p>
          </table:table-cell>
          <table:table-cell table:number-columns-repeated="10"/>
        </table:table-row>
      </table:table>
      <table:table table:name="Sheet2" table:style-name="ta1">
        <table:table-column table:style-name="co1" table:default-cell-style-name="ce6"/>
        <table:table-column table:style-name="co1" table:default-cell-style-name="Default"/>
        <table:table-column table:style-name="co1" table:number-columns-repeated="2" table:default-cell-style-name="ce6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Index</text:p>
          </table:table-cell>
          <table:table-cell/>
          <table:table-cell table:style-name="Default" office:value-type="string" calcext:value-type="string">
            <text:p>Note</text:p>
          </table:table-cell>
          <table:table-cell table:style-name="Default" office:value-type="string" calcext:value-type="string">
            <text:p>Octave</text:p>
          </table:table-cell>
          <table:table-cell table:number-columns-repeated="3"/>
          <table:table-cell office:value-type="string" calcext:value-type="string">
            <text:p>octave</text:p>
          </table:table-cell>
          <table:table-cell office:value-type="string" calcext:value-type="string">
            <text:p>char inde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formula="of:=COM.MICROSOFT.CONCAT(&quot;'&quot;;[.C2];[.D2];&quot;'&quot;)" office:value-type="string" office:string-value="'E0'" calcext:value-type="string">
            <text:p>'E0'</text:p>
          </table:table-cell>
          <table:table-cell office:value-type="string" calcext:value-type="string">
            <text:p>,</text:p>
          </table:table-cell>
          <table:table-cell/>
          <table:table-cell table:formula="of:=FLOOR( (([.A2]-28)/120)*10)" office:value-type="float" office:value="0" calcext:value-type="float">
            <text:p>0</text:p>
          </table:table-cell>
          <table:table-cell table:formula="of:=[.A2]-(28+12*[.H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formula="of:=COM.MICROSOFT.CONCAT(&quot;'&quot;;[.C3];[.D3];&quot;'&quot;)" office:value-type="string" office:string-value="'F0'" calcext:value-type="string">
            <text:p>'F0'</text:p>
          </table:table-cell>
          <table:table-cell office:value-type="string" calcext:value-type="string">
            <text:p>,</text:p>
          </table:table-cell>
          <table:table-cell/>
          <table:table-cell table:formula="of:=FLOOR( (([.A3]-28)/120)*10)" office:value-type="float" office:value="0" calcext:value-type="float">
            <text:p>0</text:p>
          </table:table-cell>
          <table:table-cell table:formula="of:=[.A3]-(28+12*[.H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#</text:p>
          </table:table-cell>
          <table:table-cell office:value-type="float" office:value="0" calcext:value-type="float">
            <text:p>0</text:p>
          </table:table-cell>
          <table:table-cell table:formula="of:=COM.MICROSOFT.CONCAT(&quot;'&quot;;[.C4];[.D4];&quot;'&quot;)" office:value-type="string" office:string-value="'F#0'" calcext:value-type="string">
            <text:p>'F#0'</text:p>
          </table:table-cell>
          <table:table-cell office:value-type="string" calcext:value-type="string">
            <text:p>,</text:p>
          </table:table-cell>
          <table:table-cell/>
          <table:table-cell table:formula="of:=FLOOR( (([.A4]-28)/120)*10)" office:value-type="float" office:value="0" calcext:value-type="float">
            <text:p>0</text:p>
          </table:table-cell>
          <table:table-cell table:formula="of:=[.A4]-(28+12*[.H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formula="of:=COM.MICROSOFT.CONCAT(&quot;'&quot;;[.C5];[.D5];&quot;'&quot;)" office:value-type="string" office:string-value="'G0'" calcext:value-type="string">
            <text:p>'G0'</text:p>
          </table:table-cell>
          <table:table-cell office:value-type="string" calcext:value-type="string">
            <text:p>,</text:p>
          </table:table-cell>
          <table:table-cell/>
          <table:table-cell table:formula="of:=FLOOR( (([.A5]-28)/120)*10)" office:value-type="float" office:value="0" calcext:value-type="float">
            <text:p>0</text:p>
          </table:table-cell>
          <table:table-cell table:formula="of:=[.A5]-(28+12*[.H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#</text:p>
          </table:table-cell>
          <table:table-cell office:value-type="float" office:value="0" calcext:value-type="float">
            <text:p>0</text:p>
          </table:table-cell>
          <table:table-cell table:formula="of:=COM.MICROSOFT.CONCAT(&quot;'&quot;;[.C6];[.D6];&quot;'&quot;)" office:value-type="string" office:string-value="'G#0'" calcext:value-type="string">
            <text:p>'G#0'</text:p>
          </table:table-cell>
          <table:table-cell office:value-type="string" calcext:value-type="string">
            <text:p>,</text:p>
          </table:table-cell>
          <table:table-cell/>
          <table:table-cell table:formula="of:=FLOOR( (([.A6]-28)/120)*10)" office:value-type="float" office:value="0" calcext:value-type="float">
            <text:p>0</text:p>
          </table:table-cell>
          <table:table-cell table:formula="of:=[.A6]-(28+12*[.H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'&quot;;[.C7];[.D7];&quot;'&quot;)" office:value-type="string" office:string-value="'A0'" calcext:value-type="string">
            <text:p>'A0'</text:p>
          </table:table-cell>
          <table:table-cell office:value-type="string" calcext:value-type="string">
            <text:p>,</text:p>
          </table:table-cell>
          <table:table-cell/>
          <table:table-cell table:formula="of:=FLOOR( (([.A7]-28)/120)*10)" office:value-type="float" office:value="0" calcext:value-type="float">
            <text:p>0</text:p>
          </table:table-cell>
          <table:table-cell table:formula="of:=[.A7]-(28+12*[.H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#</text:p>
          </table:table-cell>
          <table:table-cell office:value-type="float" office:value="0" calcext:value-type="float">
            <text:p>0</text:p>
          </table:table-cell>
          <table:table-cell table:formula="of:=COM.MICROSOFT.CONCAT(&quot;'&quot;;[.C8];[.D8];&quot;'&quot;)" office:value-type="string" office:string-value="'A#0'" calcext:value-type="string">
            <text:p>'A#0'</text:p>
          </table:table-cell>
          <table:table-cell office:value-type="string" calcext:value-type="string">
            <text:p>,</text:p>
          </table:table-cell>
          <table:table-cell/>
          <table:table-cell table:formula="of:=FLOOR( (([.A8]-28)/120)*10)" office:value-type="float" office:value="0" calcext:value-type="float">
            <text:p>0</text:p>
          </table:table-cell>
          <table:table-cell table:formula="of:=[.A8]-(28+12*[.H8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COM.MICROSOFT.CONCAT(&quot;'&quot;;[.C9];[.D9];&quot;'&quot;)" office:value-type="string" office:string-value="'B0'" calcext:value-type="string">
            <text:p>'B0'</text:p>
          </table:table-cell>
          <table:table-cell office:value-type="string" calcext:value-type="string">
            <text:p>,</text:p>
          </table:table-cell>
          <table:table-cell/>
          <table:table-cell table:formula="of:=FLOOR( (([.A9]-28)/120)*10)" office:value-type="float" office:value="0" calcext:value-type="float">
            <text:p>0</text:p>
          </table:table-cell>
          <table:table-cell table:formula="of:=[.A9]-(28+12*[.H9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=COM.MICROSOFT.CONCAT(&quot;'&quot;;[.C10];[.D10];&quot;'&quot;)" office:value-type="string" office:string-value="'C0'" calcext:value-type="string">
            <text:p>'C0'</text:p>
          </table:table-cell>
          <table:table-cell office:value-type="string" calcext:value-type="string">
            <text:p>,</text:p>
          </table:table-cell>
          <table:table-cell/>
          <table:table-cell table:formula="of:=FLOOR( (([.A10]-28)/120)*10)" office:value-type="float" office:value="0" calcext:value-type="float">
            <text:p>0</text:p>
          </table:table-cell>
          <table:table-cell table:formula="of:=[.A10]-(28+12*[.H1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#</text:p>
          </table:table-cell>
          <table:table-cell office:value-type="float" office:value="0" calcext:value-type="float">
            <text:p>0</text:p>
          </table:table-cell>
          <table:table-cell table:formula="of:=COM.MICROSOFT.CONCAT(&quot;'&quot;;[.C11];[.D11];&quot;'&quot;)" office:value-type="string" office:string-value="'C#0'" calcext:value-type="string">
            <text:p>'C#0'</text:p>
          </table:table-cell>
          <table:table-cell office:value-type="string" calcext:value-type="string">
            <text:p>,</text:p>
          </table:table-cell>
          <table:table-cell/>
          <table:table-cell table:formula="of:=FLOOR( (([.A11]-28)/120)*10)" office:value-type="float" office:value="0" calcext:value-type="float">
            <text:p>0</text:p>
          </table:table-cell>
          <table:table-cell table:formula="of:=[.A11]-(28+12*[.H11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=COM.MICROSOFT.CONCAT(&quot;'&quot;;[.C12];[.D12];&quot;'&quot;)" office:value-type="string" office:string-value="'D0'" calcext:value-type="string">
            <text:p>'D0'</text:p>
          </table:table-cell>
          <table:table-cell office:value-type="string" calcext:value-type="string">
            <text:p>,</text:p>
          </table:table-cell>
          <table:table-cell/>
          <table:table-cell table:formula="of:=FLOOR( (([.A12]-28)/120)*10)" office:value-type="float" office:value="0" calcext:value-type="float">
            <text:p>0</text:p>
          </table:table-cell>
          <table:table-cell table:formula="of:=[.A12]-(28+12*[.H12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#</text:p>
          </table:table-cell>
          <table:table-cell office:value-type="float" office:value="0" calcext:value-type="float">
            <text:p>0</text:p>
          </table:table-cell>
          <table:table-cell table:formula="of:=COM.MICROSOFT.CONCAT(&quot;'&quot;;[.C13];[.D13];&quot;'&quot;)" office:value-type="string" office:string-value="'D#0'" calcext:value-type="string">
            <text:p>'D#0'</text:p>
          </table:table-cell>
          <table:table-cell office:value-type="string" calcext:value-type="string">
            <text:p>,</text:p>
          </table:table-cell>
          <table:table-cell/>
          <table:table-cell table:formula="of:=FLOOR( (([.A13]-28)/120)*10)" office:value-type="float" office:value="0" calcext:value-type="float">
            <text:p>0</text:p>
          </table:table-cell>
          <table:table-cell table:formula="of:=[.A13]-(28+12*[.H13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C14];[.D14];&quot;'&quot;)" office:value-type="string" office:string-value="'E1'" calcext:value-type="string">
            <text:p>'E1'</text:p>
          </table:table-cell>
          <table:table-cell office:value-type="string" calcext:value-type="string">
            <text:p>,</text:p>
          </table:table-cell>
          <table:table-cell/>
          <table:table-cell table:formula="of:=FLOOR( (([.A14]-28)/120)*10)" office:value-type="float" office:value="1" calcext:value-type="float">
            <text:p>1</text:p>
          </table:table-cell>
          <table:table-cell table:formula="of:=[.A14]-(28+12*[.H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C15];[.D15];&quot;'&quot;)" office:value-type="string" office:string-value="'F1'" calcext:value-type="string">
            <text:p>'F1'</text:p>
          </table:table-cell>
          <table:table-cell office:value-type="string" calcext:value-type="string">
            <text:p>,</text:p>
          </table:table-cell>
          <table:table-cell/>
          <table:table-cell table:formula="of:=FLOOR( (([.A15]-28)/120)*10)" office:value-type="float" office:value="1" calcext:value-type="float">
            <text:p>1</text:p>
          </table:table-cell>
          <table:table-cell table:formula="of:=[.A15]-(28+12*[.H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#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C16];[.D16];&quot;'&quot;)" office:value-type="string" office:string-value="'F#1'" calcext:value-type="string">
            <text:p>'F#1'</text:p>
          </table:table-cell>
          <table:table-cell office:value-type="string" calcext:value-type="string">
            <text:p>,</text:p>
          </table:table-cell>
          <table:table-cell/>
          <table:table-cell table:formula="of:=FLOOR( (([.A16]-28)/120)*10)" office:value-type="float" office:value="1" calcext:value-type="float">
            <text:p>1</text:p>
          </table:table-cell>
          <table:table-cell table:formula="of:=[.A16]-(28+12*[.H1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C17];[.D17];&quot;'&quot;)" office:value-type="string" office:string-value="'G1'" calcext:value-type="string">
            <text:p>'G1'</text:p>
          </table:table-cell>
          <table:table-cell office:value-type="string" calcext:value-type="string">
            <text:p>,</text:p>
          </table:table-cell>
          <table:table-cell/>
          <table:table-cell table:formula="of:=FLOOR( (([.A17]-28)/120)*10)" office:value-type="float" office:value="1" calcext:value-type="float">
            <text:p>1</text:p>
          </table:table-cell>
          <table:table-cell table:formula="of:=[.A17]-(28+12*[.H17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#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C18];[.D18];&quot;'&quot;)" office:value-type="string" office:string-value="'G#1'" calcext:value-type="string">
            <text:p>'G#1'</text:p>
          </table:table-cell>
          <table:table-cell office:value-type="string" calcext:value-type="string">
            <text:p>,</text:p>
          </table:table-cell>
          <table:table-cell/>
          <table:table-cell table:formula="of:=FLOOR( (([.A18]-28)/120)*10)" office:value-type="float" office:value="1" calcext:value-type="float">
            <text:p>1</text:p>
          </table:table-cell>
          <table:table-cell table:formula="of:=[.A18]-(28+12*[.H18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C19];[.D19];&quot;'&quot;)" office:value-type="string" office:string-value="'A1'" calcext:value-type="string">
            <text:p>'A1'</text:p>
          </table:table-cell>
          <table:table-cell office:value-type="string" calcext:value-type="string">
            <text:p>,</text:p>
          </table:table-cell>
          <table:table-cell/>
          <table:table-cell table:formula="of:=FLOOR( (([.A19]-28)/120)*10)" office:value-type="float" office:value="1" calcext:value-type="float">
            <text:p>1</text:p>
          </table:table-cell>
          <table:table-cell table:formula="of:=[.A19]-(28+12*[.H19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#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C20];[.D20];&quot;'&quot;)" office:value-type="string" office:string-value="'A#1'" calcext:value-type="string">
            <text:p>'A#1'</text:p>
          </table:table-cell>
          <table:table-cell office:value-type="string" calcext:value-type="string">
            <text:p>,</text:p>
          </table:table-cell>
          <table:table-cell/>
          <table:table-cell table:formula="of:=FLOOR( (([.A20]-28)/120)*10)" office:value-type="float" office:value="1" calcext:value-type="float">
            <text:p>1</text:p>
          </table:table-cell>
          <table:table-cell table:formula="of:=[.A20]-(28+12*[.H20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C21];[.D21];&quot;'&quot;)" office:value-type="string" office:string-value="'B1'" calcext:value-type="string">
            <text:p>'B1'</text:p>
          </table:table-cell>
          <table:table-cell office:value-type="string" calcext:value-type="string">
            <text:p>,</text:p>
          </table:table-cell>
          <table:table-cell/>
          <table:table-cell table:formula="of:=FLOOR( (([.A21]-28)/120)*10)" office:value-type="float" office:value="1" calcext:value-type="float">
            <text:p>1</text:p>
          </table:table-cell>
          <table:table-cell table:formula="of:=[.A21]-(28+12*[.H21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C22];[.D22];&quot;'&quot;)" office:value-type="string" office:string-value="'C1'" calcext:value-type="string">
            <text:p>'C1'</text:p>
          </table:table-cell>
          <table:table-cell office:value-type="string" calcext:value-type="string">
            <text:p>,</text:p>
          </table:table-cell>
          <table:table-cell/>
          <table:table-cell table:formula="of:=FLOOR( (([.A22]-28)/120)*10)" office:value-type="float" office:value="1" calcext:value-type="float">
            <text:p>1</text:p>
          </table:table-cell>
          <table:table-cell table:formula="of:=[.A22]-(28+12*[.H22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#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C23];[.D23];&quot;'&quot;)" office:value-type="string" office:string-value="'C#1'" calcext:value-type="string">
            <text:p>'C#1'</text:p>
          </table:table-cell>
          <table:table-cell office:value-type="string" calcext:value-type="string">
            <text:p>,</text:p>
          </table:table-cell>
          <table:table-cell/>
          <table:table-cell table:formula="of:=FLOOR( (([.A23]-28)/120)*10)" office:value-type="float" office:value="1" calcext:value-type="float">
            <text:p>1</text:p>
          </table:table-cell>
          <table:table-cell table:formula="of:=[.A23]-(28+12*[.H23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C24];[.D24];&quot;'&quot;)" office:value-type="string" office:string-value="'D1'" calcext:value-type="string">
            <text:p>'D1'</text:p>
          </table:table-cell>
          <table:table-cell office:value-type="string" calcext:value-type="string">
            <text:p>,</text:p>
          </table:table-cell>
          <table:table-cell/>
          <table:table-cell table:formula="of:=FLOOR( (([.A24]-28)/120)*10)" office:value-type="float" office:value="1" calcext:value-type="float">
            <text:p>1</text:p>
          </table:table-cell>
          <table:table-cell table:formula="of:=[.A24]-(28+12*[.H24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#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C25];[.D25];&quot;'&quot;)" office:value-type="string" office:string-value="'D#1'" calcext:value-type="string">
            <text:p>'D#1'</text:p>
          </table:table-cell>
          <table:table-cell office:value-type="string" calcext:value-type="string">
            <text:p>,</text:p>
          </table:table-cell>
          <table:table-cell/>
          <table:table-cell table:formula="of:=FLOOR( (([.A25]-28)/120)*10)" office:value-type="float" office:value="1" calcext:value-type="float">
            <text:p>1</text:p>
          </table:table-cell>
          <table:table-cell table:formula="of:=[.A25]-(28+12*[.H25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COM.MICROSOFT.CONCAT(&quot;'&quot;;[.C26];[.D26];&quot;'&quot;)" office:value-type="string" office:string-value="'E2'" calcext:value-type="string">
            <text:p>'E2'</text:p>
          </table:table-cell>
          <table:table-cell office:value-type="string" calcext:value-type="string">
            <text:p>,</text:p>
          </table:table-cell>
          <table:table-cell/>
          <table:table-cell table:formula="of:=FLOOR( (([.A26]-28)/120)*10)" office:value-type="float" office:value="2" calcext:value-type="float">
            <text:p>2</text:p>
          </table:table-cell>
          <table:table-cell table:formula="of:=[.A26]-(28+12*[.H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formula="of:=COM.MICROSOFT.CONCAT(&quot;'&quot;;[.C27];[.D27];&quot;'&quot;)" office:value-type="string" office:string-value="'F2'" calcext:value-type="string">
            <text:p>'F2'</text:p>
          </table:table-cell>
          <table:table-cell office:value-type="string" calcext:value-type="string">
            <text:p>,</text:p>
          </table:table-cell>
          <table:table-cell/>
          <table:table-cell table:formula="of:=FLOOR( (([.A27]-28)/120)*10)" office:value-type="float" office:value="2" calcext:value-type="float">
            <text:p>2</text:p>
          </table:table-cell>
          <table:table-cell table:formula="of:=[.A27]-(28+12*[.H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#</text:p>
          </table:table-cell>
          <table:table-cell office:value-type="float" office:value="2" calcext:value-type="float">
            <text:p>2</text:p>
          </table:table-cell>
          <table:table-cell table:formula="of:=COM.MICROSOFT.CONCAT(&quot;'&quot;;[.C28];[.D28];&quot;'&quot;)" office:value-type="string" office:string-value="'F#2'" calcext:value-type="string">
            <text:p>'F#2'</text:p>
          </table:table-cell>
          <table:table-cell office:value-type="string" calcext:value-type="string">
            <text:p>,</text:p>
          </table:table-cell>
          <table:table-cell/>
          <table:table-cell table:formula="of:=FLOOR( (([.A28]-28)/120)*10)" office:value-type="float" office:value="2" calcext:value-type="float">
            <text:p>2</text:p>
          </table:table-cell>
          <table:table-cell table:formula="of:=[.A28]-(28+12*[.H2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COM.MICROSOFT.CONCAT(&quot;'&quot;;[.C29];[.D29];&quot;'&quot;)" office:value-type="string" office:string-value="'G2'" calcext:value-type="string">
            <text:p>'G2'</text:p>
          </table:table-cell>
          <table:table-cell office:value-type="string" calcext:value-type="string">
            <text:p>,</text:p>
          </table:table-cell>
          <table:table-cell/>
          <table:table-cell table:formula="of:=FLOOR( (([.A29]-28)/120)*10)" office:value-type="float" office:value="2" calcext:value-type="float">
            <text:p>2</text:p>
          </table:table-cell>
          <table:table-cell table:formula="of:=[.A29]-(28+12*[.H29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#</text:p>
          </table:table-cell>
          <table:table-cell office:value-type="float" office:value="2" calcext:value-type="float">
            <text:p>2</text:p>
          </table:table-cell>
          <table:table-cell table:formula="of:=COM.MICROSOFT.CONCAT(&quot;'&quot;;[.C30];[.D30];&quot;'&quot;)" office:value-type="string" office:string-value="'G#2'" calcext:value-type="string">
            <text:p>'G#2'</text:p>
          </table:table-cell>
          <table:table-cell office:value-type="string" calcext:value-type="string">
            <text:p>,</text:p>
          </table:table-cell>
          <table:table-cell/>
          <table:table-cell table:formula="of:=FLOOR( (([.A30]-28)/120)*10)" office:value-type="float" office:value="2" calcext:value-type="float">
            <text:p>2</text:p>
          </table:table-cell>
          <table:table-cell table:formula="of:=[.A30]-(28+12*[.H3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COM.MICROSOFT.CONCAT(&quot;'&quot;;[.C31];[.D31];&quot;'&quot;)" office:value-type="string" office:string-value="'A2'" calcext:value-type="string">
            <text:p>'A2'</text:p>
          </table:table-cell>
          <table:table-cell office:value-type="string" calcext:value-type="string">
            <text:p>,</text:p>
          </table:table-cell>
          <table:table-cell/>
          <table:table-cell table:formula="of:=FLOOR( (([.A31]-28)/120)*10)" office:value-type="float" office:value="2" calcext:value-type="float">
            <text:p>2</text:p>
          </table:table-cell>
          <table:table-cell table:formula="of:=[.A31]-(28+12*[.H31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#</text:p>
          </table:table-cell>
          <table:table-cell office:value-type="float" office:value="2" calcext:value-type="float">
            <text:p>2</text:p>
          </table:table-cell>
          <table:table-cell table:formula="of:=COM.MICROSOFT.CONCAT(&quot;'&quot;;[.C32];[.D32];&quot;'&quot;)" office:value-type="string" office:string-value="'A#2'" calcext:value-type="string">
            <text:p>'A#2'</text:p>
          </table:table-cell>
          <table:table-cell office:value-type="string" calcext:value-type="string">
            <text:p>,</text:p>
          </table:table-cell>
          <table:table-cell/>
          <table:table-cell table:formula="of:=FLOOR( (([.A32]-28)/120)*10)" office:value-type="float" office:value="2" calcext:value-type="float">
            <text:p>2</text:p>
          </table:table-cell>
          <table:table-cell table:formula="of:=[.A32]-(28+12*[.H3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COM.MICROSOFT.CONCAT(&quot;'&quot;;[.C33];[.D33];&quot;'&quot;)" office:value-type="string" office:string-value="'B2'" calcext:value-type="string">
            <text:p>'B2'</text:p>
          </table:table-cell>
          <table:table-cell office:value-type="string" calcext:value-type="string">
            <text:p>,</text:p>
          </table:table-cell>
          <table:table-cell/>
          <table:table-cell table:formula="of:=FLOOR( (([.A33]-28)/120)*10)" office:value-type="float" office:value="2" calcext:value-type="float">
            <text:p>2</text:p>
          </table:table-cell>
          <table:table-cell table:formula="of:=[.A33]-(28+12*[.H33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CONCAT(&quot;'&quot;;[.C34];[.D34];&quot;'&quot;)" office:value-type="string" office:string-value="'C2'" calcext:value-type="string">
            <text:p>'C2'</text:p>
          </table:table-cell>
          <table:table-cell office:value-type="string" calcext:value-type="string">
            <text:p>,</text:p>
          </table:table-cell>
          <table:table-cell/>
          <table:table-cell table:formula="of:=FLOOR( (([.A34]-28)/120)*10)" office:value-type="float" office:value="2" calcext:value-type="float">
            <text:p>2</text:p>
          </table:table-cell>
          <table:table-cell table:formula="of:=[.A34]-(28+12*[.H3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#</text:p>
          </table:table-cell>
          <table:table-cell office:value-type="float" office:value="2" calcext:value-type="float">
            <text:p>2</text:p>
          </table:table-cell>
          <table:table-cell table:formula="of:=COM.MICROSOFT.CONCAT(&quot;'&quot;;[.C35];[.D35];&quot;'&quot;)" office:value-type="string" office:string-value="'C#2'" calcext:value-type="string">
            <text:p>'C#2'</text:p>
          </table:table-cell>
          <table:table-cell office:value-type="string" calcext:value-type="string">
            <text:p>,</text:p>
          </table:table-cell>
          <table:table-cell/>
          <table:table-cell table:formula="of:=FLOOR( (([.A35]-28)/120)*10)" office:value-type="float" office:value="2" calcext:value-type="float">
            <text:p>2</text:p>
          </table:table-cell>
          <table:table-cell table:formula="of:=[.A35]-(28+12*[.H35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COM.MICROSOFT.CONCAT(&quot;'&quot;;[.C36];[.D36];&quot;'&quot;)" office:value-type="string" office:string-value="'D2'" calcext:value-type="string">
            <text:p>'D2'</text:p>
          </table:table-cell>
          <table:table-cell office:value-type="string" calcext:value-type="string">
            <text:p>,</text:p>
          </table:table-cell>
          <table:table-cell/>
          <table:table-cell table:formula="of:=FLOOR( (([.A36]-28)/120)*10)" office:value-type="float" office:value="2" calcext:value-type="float">
            <text:p>2</text:p>
          </table:table-cell>
          <table:table-cell table:formula="of:=[.A36]-(28+12*[.H36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#</text:p>
          </table:table-cell>
          <table:table-cell office:value-type="float" office:value="2" calcext:value-type="float">
            <text:p>2</text:p>
          </table:table-cell>
          <table:table-cell table:formula="of:=COM.MICROSOFT.CONCAT(&quot;'&quot;;[.C37];[.D37];&quot;'&quot;)" office:value-type="string" office:string-value="'D#2'" calcext:value-type="string">
            <text:p>'D#2'</text:p>
          </table:table-cell>
          <table:table-cell office:value-type="string" calcext:value-type="string">
            <text:p>,</text:p>
          </table:table-cell>
          <table:table-cell/>
          <table:table-cell table:formula="of:=FLOOR( (([.A37]-28)/120)*10)" office:value-type="float" office:value="2" calcext:value-type="float">
            <text:p>2</text:p>
          </table:table-cell>
          <table:table-cell table:formula="of:=[.A37]-(28+12*[.H37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COM.MICROSOFT.CONCAT(&quot;'&quot;;[.C38];[.D38];&quot;'&quot;)" office:value-type="string" office:string-value="'E3'" calcext:value-type="string">
            <text:p>'E3'</text:p>
          </table:table-cell>
          <table:table-cell office:value-type="string" calcext:value-type="string">
            <text:p>,</text:p>
          </table:table-cell>
          <table:table-cell/>
          <table:table-cell table:formula="of:=FLOOR( (([.A38]-28)/120)*10)" office:value-type="float" office:value="3" calcext:value-type="float">
            <text:p>3</text:p>
          </table:table-cell>
          <table:table-cell table:formula="of:=[.A38]-(28+12*[.H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formula="of:=COM.MICROSOFT.CONCAT(&quot;'&quot;;[.C39];[.D39];&quot;'&quot;)" office:value-type="string" office:string-value="'F3'" calcext:value-type="string">
            <text:p>'F3'</text:p>
          </table:table-cell>
          <table:table-cell office:value-type="string" calcext:value-type="string">
            <text:p>,</text:p>
          </table:table-cell>
          <table:table-cell/>
          <table:table-cell table:formula="of:=FLOOR( (([.A39]-28)/120)*10)" office:value-type="float" office:value="3" calcext:value-type="float">
            <text:p>3</text:p>
          </table:table-cell>
          <table:table-cell table:formula="of:=[.A39]-(28+12*[.H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#</text:p>
          </table:table-cell>
          <table:table-cell office:value-type="float" office:value="3" calcext:value-type="float">
            <text:p>3</text:p>
          </table:table-cell>
          <table:table-cell table:formula="of:=COM.MICROSOFT.CONCAT(&quot;'&quot;;[.C40];[.D40];&quot;'&quot;)" office:value-type="string" office:string-value="'F#3'" calcext:value-type="string">
            <text:p>'F#3'</text:p>
          </table:table-cell>
          <table:table-cell office:value-type="string" calcext:value-type="string">
            <text:p>,</text:p>
          </table:table-cell>
          <table:table-cell/>
          <table:table-cell table:formula="of:=FLOOR( (([.A40]-28)/120)*10)" office:value-type="float" office:value="3" calcext:value-type="float">
            <text:p>3</text:p>
          </table:table-cell>
          <table:table-cell table:formula="of:=[.A40]-(28+12*[.H4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formula="of:=COM.MICROSOFT.CONCAT(&quot;'&quot;;[.C41];[.D41];&quot;'&quot;)" office:value-type="string" office:string-value="'G3'" calcext:value-type="string">
            <text:p>'G3'</text:p>
          </table:table-cell>
          <table:table-cell office:value-type="string" calcext:value-type="string">
            <text:p>,</text:p>
          </table:table-cell>
          <table:table-cell/>
          <table:table-cell table:formula="of:=FLOOR( (([.A41]-28)/120)*10)" office:value-type="float" office:value="3" calcext:value-type="float">
            <text:p>3</text:p>
          </table:table-cell>
          <table:table-cell table:formula="of:=[.A41]-(28+12*[.H41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#</text:p>
          </table:table-cell>
          <table:table-cell office:value-type="float" office:value="3" calcext:value-type="float">
            <text:p>3</text:p>
          </table:table-cell>
          <table:table-cell table:formula="of:=COM.MICROSOFT.CONCAT(&quot;'&quot;;[.C42];[.D42];&quot;'&quot;)" office:value-type="string" office:string-value="'G#3'" calcext:value-type="string">
            <text:p>'G#3'</text:p>
          </table:table-cell>
          <table:table-cell office:value-type="string" calcext:value-type="string">
            <text:p>,</text:p>
          </table:table-cell>
          <table:table-cell/>
          <table:table-cell table:formula="of:=FLOOR( (([.A42]-28)/120)*10)" office:value-type="float" office:value="3" calcext:value-type="float">
            <text:p>3</text:p>
          </table:table-cell>
          <table:table-cell table:formula="of:=[.A42]-(28+12*[.H42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formula="of:=COM.MICROSOFT.CONCAT(&quot;'&quot;;[.C43];[.D43];&quot;'&quot;)" office:value-type="string" office:string-value="'A3'" calcext:value-type="string">
            <text:p>'A3'</text:p>
          </table:table-cell>
          <table:table-cell office:value-type="string" calcext:value-type="string">
            <text:p>,</text:p>
          </table:table-cell>
          <table:table-cell/>
          <table:table-cell table:formula="of:=FLOOR( (([.A43]-28)/120)*10)" office:value-type="float" office:value="3" calcext:value-type="float">
            <text:p>3</text:p>
          </table:table-cell>
          <table:table-cell table:formula="of:=[.A43]-(28+12*[.H43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#</text:p>
          </table:table-cell>
          <table:table-cell office:value-type="float" office:value="3" calcext:value-type="float">
            <text:p>3</text:p>
          </table:table-cell>
          <table:table-cell table:formula="of:=COM.MICROSOFT.CONCAT(&quot;'&quot;;[.C44];[.D44];&quot;'&quot;)" office:value-type="string" office:string-value="'A#3'" calcext:value-type="string">
            <text:p>'A#3'</text:p>
          </table:table-cell>
          <table:table-cell office:value-type="string" calcext:value-type="string">
            <text:p>,</text:p>
          </table:table-cell>
          <table:table-cell/>
          <table:table-cell table:formula="of:=FLOOR( (([.A44]-28)/120)*10)" office:value-type="float" office:value="3" calcext:value-type="float">
            <text:p>3</text:p>
          </table:table-cell>
          <table:table-cell table:formula="of:=[.A44]-(28+12*[.H44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formula="of:=COM.MICROSOFT.CONCAT(&quot;'&quot;;[.C45];[.D45];&quot;'&quot;)" office:value-type="string" office:string-value="'B3'" calcext:value-type="string">
            <text:p>'B3'</text:p>
          </table:table-cell>
          <table:table-cell office:value-type="string" calcext:value-type="string">
            <text:p>,</text:p>
          </table:table-cell>
          <table:table-cell/>
          <table:table-cell table:formula="of:=FLOOR( (([.A45]-28)/120)*10)" office:value-type="float" office:value="3" calcext:value-type="float">
            <text:p>3</text:p>
          </table:table-cell>
          <table:table-cell table:formula="of:=[.A45]-(28+12*[.H45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CONCAT(&quot;'&quot;;[.C46];[.D46];&quot;'&quot;)" office:value-type="string" office:string-value="'C3'" calcext:value-type="string">
            <text:p>'C3'</text:p>
          </table:table-cell>
          <table:table-cell office:value-type="string" calcext:value-type="string">
            <text:p>,</text:p>
          </table:table-cell>
          <table:table-cell/>
          <table:table-cell table:formula="of:=FLOOR( (([.A46]-28)/120)*10)" office:value-type="float" office:value="3" calcext:value-type="float">
            <text:p>3</text:p>
          </table:table-cell>
          <table:table-cell table:formula="of:=[.A46]-(28+12*[.H46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#</text:p>
          </table:table-cell>
          <table:table-cell office:value-type="float" office:value="3" calcext:value-type="float">
            <text:p>3</text:p>
          </table:table-cell>
          <table:table-cell table:formula="of:=COM.MICROSOFT.CONCAT(&quot;'&quot;;[.C47];[.D47];&quot;'&quot;)" office:value-type="string" office:string-value="'C#3'" calcext:value-type="string">
            <text:p>'C#3'</text:p>
          </table:table-cell>
          <table:table-cell office:value-type="string" calcext:value-type="string">
            <text:p>,</text:p>
          </table:table-cell>
          <table:table-cell/>
          <table:table-cell table:formula="of:=FLOOR( (([.A47]-28)/120)*10)" office:value-type="float" office:value="3" calcext:value-type="float">
            <text:p>3</text:p>
          </table:table-cell>
          <table:table-cell table:formula="of:=[.A47]-(28+12*[.H47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formula="of:=COM.MICROSOFT.CONCAT(&quot;'&quot;;[.C48];[.D48];&quot;'&quot;)" office:value-type="string" office:string-value="'D3'" calcext:value-type="string">
            <text:p>'D3'</text:p>
          </table:table-cell>
          <table:table-cell office:value-type="string" calcext:value-type="string">
            <text:p>,</text:p>
          </table:table-cell>
          <table:table-cell/>
          <table:table-cell table:formula="of:=FLOOR( (([.A48]-28)/120)*10)" office:value-type="float" office:value="3" calcext:value-type="float">
            <text:p>3</text:p>
          </table:table-cell>
          <table:table-cell table:formula="of:=[.A48]-(28+12*[.H48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#</text:p>
          </table:table-cell>
          <table:table-cell office:value-type="float" office:value="3" calcext:value-type="float">
            <text:p>3</text:p>
          </table:table-cell>
          <table:table-cell table:formula="of:=COM.MICROSOFT.CONCAT(&quot;'&quot;;[.C49];[.D49];&quot;'&quot;)" office:value-type="string" office:string-value="'D#3'" calcext:value-type="string">
            <text:p>'D#3'</text:p>
          </table:table-cell>
          <table:table-cell office:value-type="string" calcext:value-type="string">
            <text:p>,</text:p>
          </table:table-cell>
          <table:table-cell/>
          <table:table-cell table:formula="of:=FLOOR( (([.A49]-28)/120)*10)" office:value-type="float" office:value="3" calcext:value-type="float">
            <text:p>3</text:p>
          </table:table-cell>
          <table:table-cell table:formula="of:=[.A49]-(28+12*[.H49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COM.MICROSOFT.CONCAT(&quot;'&quot;;[.C50];[.D50];&quot;'&quot;)" office:value-type="string" office:string-value="'E4'" calcext:value-type="string">
            <text:p>'E4'</text:p>
          </table:table-cell>
          <table:table-cell office:value-type="string" calcext:value-type="string">
            <text:p>,</text:p>
          </table:table-cell>
          <table:table-cell/>
          <table:table-cell table:formula="of:=FLOOR( (([.A50]-28)/120)*10)" office:value-type="float" office:value="4" calcext:value-type="float">
            <text:p>4</text:p>
          </table:table-cell>
          <table:table-cell table:formula="of:=[.A50]-(28+12*[.H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formula="of:=COM.MICROSOFT.CONCAT(&quot;'&quot;;[.C51];[.D51];&quot;'&quot;)" office:value-type="string" office:string-value="'F4'" calcext:value-type="string">
            <text:p>'F4'</text:p>
          </table:table-cell>
          <table:table-cell office:value-type="string" calcext:value-type="string">
            <text:p>,</text:p>
          </table:table-cell>
          <table:table-cell/>
          <table:table-cell table:formula="of:=FLOOR( (([.A51]-28)/120)*10)" office:value-type="float" office:value="4" calcext:value-type="float">
            <text:p>4</text:p>
          </table:table-cell>
          <table:table-cell table:formula="of:=[.A51]-(28+12*[.H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#</text:p>
          </table:table-cell>
          <table:table-cell office:value-type="float" office:value="4" calcext:value-type="float">
            <text:p>4</text:p>
          </table:table-cell>
          <table:table-cell table:formula="of:=COM.MICROSOFT.CONCAT(&quot;'&quot;;[.C52];[.D52];&quot;'&quot;)" office:value-type="string" office:string-value="'F#4'" calcext:value-type="string">
            <text:p>'F#4'</text:p>
          </table:table-cell>
          <table:table-cell office:value-type="string" calcext:value-type="string">
            <text:p>,</text:p>
          </table:table-cell>
          <table:table-cell/>
          <table:table-cell table:formula="of:=FLOOR( (([.A52]-28)/120)*10)" office:value-type="float" office:value="4" calcext:value-type="float">
            <text:p>4</text:p>
          </table:table-cell>
          <table:table-cell table:formula="of:=[.A52]-(28+12*[.H5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COM.MICROSOFT.CONCAT(&quot;'&quot;;[.C53];[.D53];&quot;'&quot;)" office:value-type="string" office:string-value="'G4'" calcext:value-type="string">
            <text:p>'G4'</text:p>
          </table:table-cell>
          <table:table-cell office:value-type="string" calcext:value-type="string">
            <text:p>,</text:p>
          </table:table-cell>
          <table:table-cell/>
          <table:table-cell table:formula="of:=FLOOR( (([.A53]-28)/120)*10)" office:value-type="float" office:value="4" calcext:value-type="float">
            <text:p>4</text:p>
          </table:table-cell>
          <table:table-cell table:formula="of:=[.A53]-(28+12*[.H53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#</text:p>
          </table:table-cell>
          <table:table-cell office:value-type="float" office:value="4" calcext:value-type="float">
            <text:p>4</text:p>
          </table:table-cell>
          <table:table-cell table:formula="of:=COM.MICROSOFT.CONCAT(&quot;'&quot;;[.C54];[.D54];&quot;'&quot;)" office:value-type="string" office:string-value="'G#4'" calcext:value-type="string">
            <text:p>'G#4'</text:p>
          </table:table-cell>
          <table:table-cell office:value-type="string" calcext:value-type="string">
            <text:p>,</text:p>
          </table:table-cell>
          <table:table-cell/>
          <table:table-cell table:formula="of:=FLOOR( (([.A54]-28)/120)*10)" office:value-type="float" office:value="4" calcext:value-type="float">
            <text:p>4</text:p>
          </table:table-cell>
          <table:table-cell table:formula="of:=[.A54]-(28+12*[.H5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formula="of:=COM.MICROSOFT.CONCAT(&quot;'&quot;;[.C55];[.D55];&quot;'&quot;)" office:value-type="string" office:string-value="'A4'" calcext:value-type="string">
            <text:p>'A4'</text:p>
          </table:table-cell>
          <table:table-cell office:value-type="string" calcext:value-type="string">
            <text:p>,</text:p>
          </table:table-cell>
          <table:table-cell/>
          <table:table-cell table:formula="of:=FLOOR( (([.A55]-28)/120)*10)" office:value-type="float" office:value="4" calcext:value-type="float">
            <text:p>4</text:p>
          </table:table-cell>
          <table:table-cell table:formula="of:=[.A55]-(28+12*[.H55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#</text:p>
          </table:table-cell>
          <table:table-cell office:value-type="float" office:value="4" calcext:value-type="float">
            <text:p>4</text:p>
          </table:table-cell>
          <table:table-cell table:formula="of:=COM.MICROSOFT.CONCAT(&quot;'&quot;;[.C56];[.D56];&quot;'&quot;)" office:value-type="string" office:string-value="'A#4'" calcext:value-type="string">
            <text:p>'A#4'</text:p>
          </table:table-cell>
          <table:table-cell office:value-type="string" calcext:value-type="string">
            <text:p>,</text:p>
          </table:table-cell>
          <table:table-cell/>
          <table:table-cell table:formula="of:=FLOOR( (([.A56]-28)/120)*10)" office:value-type="float" office:value="4" calcext:value-type="float">
            <text:p>4</text:p>
          </table:table-cell>
          <table:table-cell table:formula="of:=[.A56]-(28+12*[.H56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formula="of:=COM.MICROSOFT.CONCAT(&quot;'&quot;;[.C57];[.D57];&quot;'&quot;)" office:value-type="string" office:string-value="'B4'" calcext:value-type="string">
            <text:p>'B4'</text:p>
          </table:table-cell>
          <table:table-cell office:value-type="string" calcext:value-type="string">
            <text:p>,</text:p>
          </table:table-cell>
          <table:table-cell/>
          <table:table-cell table:formula="of:=FLOOR( (([.A57]-28)/120)*10)" office:value-type="float" office:value="4" calcext:value-type="float">
            <text:p>4</text:p>
          </table:table-cell>
          <table:table-cell table:formula="of:=[.A57]-(28+12*[.H57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CONCAT(&quot;'&quot;;[.C58];[.D58];&quot;'&quot;)" office:value-type="string" office:string-value="'C4'" calcext:value-type="string">
            <text:p>'C4'</text:p>
          </table:table-cell>
          <table:table-cell office:value-type="string" calcext:value-type="string">
            <text:p>,</text:p>
          </table:table-cell>
          <table:table-cell/>
          <table:table-cell table:formula="of:=FLOOR( (([.A58]-28)/120)*10)" office:value-type="float" office:value="4" calcext:value-type="float">
            <text:p>4</text:p>
          </table:table-cell>
          <table:table-cell table:formula="of:=[.A58]-(28+12*[.H58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#</text:p>
          </table:table-cell>
          <table:table-cell office:value-type="float" office:value="4" calcext:value-type="float">
            <text:p>4</text:p>
          </table:table-cell>
          <table:table-cell table:formula="of:=COM.MICROSOFT.CONCAT(&quot;'&quot;;[.C59];[.D59];&quot;'&quot;)" office:value-type="string" office:string-value="'C#4'" calcext:value-type="string">
            <text:p>'C#4'</text:p>
          </table:table-cell>
          <table:table-cell office:value-type="string" calcext:value-type="string">
            <text:p>,</text:p>
          </table:table-cell>
          <table:table-cell/>
          <table:table-cell table:formula="of:=FLOOR( (([.A59]-28)/120)*10)" office:value-type="float" office:value="4" calcext:value-type="float">
            <text:p>4</text:p>
          </table:table-cell>
          <table:table-cell table:formula="of:=[.A59]-(28+12*[.H59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COM.MICROSOFT.CONCAT(&quot;'&quot;;[.C60];[.D60];&quot;'&quot;)" office:value-type="string" office:string-value="'D4'" calcext:value-type="string">
            <text:p>'D4'</text:p>
          </table:table-cell>
          <table:table-cell office:value-type="string" calcext:value-type="string">
            <text:p>,</text:p>
          </table:table-cell>
          <table:table-cell/>
          <table:table-cell table:formula="of:=FLOOR( (([.A60]-28)/120)*10)" office:value-type="float" office:value="4" calcext:value-type="float">
            <text:p>4</text:p>
          </table:table-cell>
          <table:table-cell table:formula="of:=[.A60]-(28+12*[.H60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#</text:p>
          </table:table-cell>
          <table:table-cell office:value-type="float" office:value="4" calcext:value-type="float">
            <text:p>4</text:p>
          </table:table-cell>
          <table:table-cell table:formula="of:=COM.MICROSOFT.CONCAT(&quot;'&quot;;[.C61];[.D61];&quot;'&quot;)" office:value-type="string" office:string-value="'D#4'" calcext:value-type="string">
            <text:p>'D#4'</text:p>
          </table:table-cell>
          <table:table-cell office:value-type="string" calcext:value-type="string">
            <text:p>,</text:p>
          </table:table-cell>
          <table:table-cell/>
          <table:table-cell table:formula="of:=FLOOR( (([.A61]-28)/120)*10)" office:value-type="float" office:value="4" calcext:value-type="float">
            <text:p>4</text:p>
          </table:table-cell>
          <table:table-cell table:formula="of:=[.A61]-(28+12*[.H61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COM.MICROSOFT.CONCAT(&quot;'&quot;;[.C62];[.D62];&quot;'&quot;)" office:value-type="string" office:string-value="'E5'" calcext:value-type="string">
            <text:p>'E5'</text:p>
          </table:table-cell>
          <table:table-cell office:value-type="string" calcext:value-type="string">
            <text:p>,</text:p>
          </table:table-cell>
          <table:table-cell/>
          <table:table-cell table:formula="of:=FLOOR( (([.A62]-28)/120)*10)" office:value-type="float" office:value="5" calcext:value-type="float">
            <text:p>5</text:p>
          </table:table-cell>
          <table:table-cell table:formula="of:=[.A62]-(28+12*[.H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formula="of:=COM.MICROSOFT.CONCAT(&quot;'&quot;;[.C63];[.D63];&quot;'&quot;)" office:value-type="string" office:string-value="'F5'" calcext:value-type="string">
            <text:p>'F5'</text:p>
          </table:table-cell>
          <table:table-cell office:value-type="string" calcext:value-type="string">
            <text:p>,</text:p>
          </table:table-cell>
          <table:table-cell/>
          <table:table-cell table:formula="of:=FLOOR( (([.A63]-28)/120)*10)" office:value-type="float" office:value="5" calcext:value-type="float">
            <text:p>5</text:p>
          </table:table-cell>
          <table:table-cell table:formula="of:=[.A63]-(28+12*[.H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#</text:p>
          </table:table-cell>
          <table:table-cell office:value-type="float" office:value="5" calcext:value-type="float">
            <text:p>5</text:p>
          </table:table-cell>
          <table:table-cell table:formula="of:=COM.MICROSOFT.CONCAT(&quot;'&quot;;[.C64];[.D64];&quot;'&quot;)" office:value-type="string" office:string-value="'F#5'" calcext:value-type="string">
            <text:p>'F#5'</text:p>
          </table:table-cell>
          <table:table-cell office:value-type="string" calcext:value-type="string">
            <text:p>,</text:p>
          </table:table-cell>
          <table:table-cell/>
          <table:table-cell table:formula="of:=FLOOR( (([.A64]-28)/120)*10)" office:value-type="float" office:value="5" calcext:value-type="float">
            <text:p>5</text:p>
          </table:table-cell>
          <table:table-cell table:formula="of:=[.A64]-(28+12*[.H6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formula="of:=COM.MICROSOFT.CONCAT(&quot;'&quot;;[.C65];[.D65];&quot;'&quot;)" office:value-type="string" office:string-value="'G5'" calcext:value-type="string">
            <text:p>'G5'</text:p>
          </table:table-cell>
          <table:table-cell office:value-type="string" calcext:value-type="string">
            <text:p>,</text:p>
          </table:table-cell>
          <table:table-cell/>
          <table:table-cell table:formula="of:=FLOOR( (([.A65]-28)/120)*10)" office:value-type="float" office:value="5" calcext:value-type="float">
            <text:p>5</text:p>
          </table:table-cell>
          <table:table-cell table:formula="of:=[.A65]-(28+12*[.H6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#</text:p>
          </table:table-cell>
          <table:table-cell office:value-type="float" office:value="5" calcext:value-type="float">
            <text:p>5</text:p>
          </table:table-cell>
          <table:table-cell table:formula="of:=COM.MICROSOFT.CONCAT(&quot;'&quot;;[.C66];[.D66];&quot;'&quot;)" office:value-type="string" office:string-value="'G#5'" calcext:value-type="string">
            <text:p>'G#5'</text:p>
          </table:table-cell>
          <table:table-cell office:value-type="string" calcext:value-type="string">
            <text:p>,</text:p>
          </table:table-cell>
          <table:table-cell/>
          <table:table-cell table:formula="of:=FLOOR( (([.A66]-28)/120)*10)" office:value-type="float" office:value="5" calcext:value-type="float">
            <text:p>5</text:p>
          </table:table-cell>
          <table:table-cell table:formula="of:=[.A66]-(28+12*[.H6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COM.MICROSOFT.CONCAT(&quot;'&quot;;[.C67];[.D67];&quot;'&quot;)" office:value-type="string" office:string-value="'A5'" calcext:value-type="string">
            <text:p>'A5'</text:p>
          </table:table-cell>
          <table:table-cell office:value-type="string" calcext:value-type="string">
            <text:p>,</text:p>
          </table:table-cell>
          <table:table-cell/>
          <table:table-cell table:formula="of:=FLOOR( (([.A67]-28)/120)*10)" office:value-type="float" office:value="5" calcext:value-type="float">
            <text:p>5</text:p>
          </table:table-cell>
          <table:table-cell table:formula="of:=[.A67]-(28+12*[.H6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#</text:p>
          </table:table-cell>
          <table:table-cell office:value-type="float" office:value="5" calcext:value-type="float">
            <text:p>5</text:p>
          </table:table-cell>
          <table:table-cell table:formula="of:=COM.MICROSOFT.CONCAT(&quot;'&quot;;[.C68];[.D68];&quot;'&quot;)" office:value-type="string" office:string-value="'A#5'" calcext:value-type="string">
            <text:p>'A#5'</text:p>
          </table:table-cell>
          <table:table-cell office:value-type="string" calcext:value-type="string">
            <text:p>,</text:p>
          </table:table-cell>
          <table:table-cell/>
          <table:table-cell table:formula="of:=FLOOR( (([.A68]-28)/120)*10)" office:value-type="float" office:value="5" calcext:value-type="float">
            <text:p>5</text:p>
          </table:table-cell>
          <table:table-cell table:formula="of:=[.A68]-(28+12*[.H68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formula="of:=COM.MICROSOFT.CONCAT(&quot;'&quot;;[.C69];[.D69];&quot;'&quot;)" office:value-type="string" office:string-value="'B5'" calcext:value-type="string">
            <text:p>'B5'</text:p>
          </table:table-cell>
          <table:table-cell office:value-type="string" calcext:value-type="string">
            <text:p>,</text:p>
          </table:table-cell>
          <table:table-cell/>
          <table:table-cell table:formula="of:=FLOOR( (([.A69]-28)/120)*10)" office:value-type="float" office:value="5" calcext:value-type="float">
            <text:p>5</text:p>
          </table:table-cell>
          <table:table-cell table:formula="of:=[.A69]-(28+12*[.H69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COM.MICROSOFT.CONCAT(&quot;'&quot;;[.C70];[.D70];&quot;'&quot;)" office:value-type="string" office:string-value="'C5'" calcext:value-type="string">
            <text:p>'C5'</text:p>
          </table:table-cell>
          <table:table-cell office:value-type="string" calcext:value-type="string">
            <text:p>,</text:p>
          </table:table-cell>
          <table:table-cell/>
          <table:table-cell table:formula="of:=FLOOR( (([.A70]-28)/120)*10)" office:value-type="float" office:value="5" calcext:value-type="float">
            <text:p>5</text:p>
          </table:table-cell>
          <table:table-cell table:formula="of:=[.A70]-(28+12*[.H7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#</text:p>
          </table:table-cell>
          <table:table-cell office:value-type="float" office:value="5" calcext:value-type="float">
            <text:p>5</text:p>
          </table:table-cell>
          <table:table-cell table:formula="of:=COM.MICROSOFT.CONCAT(&quot;'&quot;;[.C71];[.D71];&quot;'&quot;)" office:value-type="string" office:string-value="'C#5'" calcext:value-type="string">
            <text:p>'C#5'</text:p>
          </table:table-cell>
          <table:table-cell office:value-type="string" calcext:value-type="string">
            <text:p>,</text:p>
          </table:table-cell>
          <table:table-cell/>
          <table:table-cell table:formula="of:=FLOOR( (([.A71]-28)/120)*10)" office:value-type="float" office:value="5" calcext:value-type="float">
            <text:p>5</text:p>
          </table:table-cell>
          <table:table-cell table:formula="of:=[.A71]-(28+12*[.H71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formula="of:=COM.MICROSOFT.CONCAT(&quot;'&quot;;[.C72];[.D72];&quot;'&quot;)" office:value-type="string" office:string-value="'D5'" calcext:value-type="string">
            <text:p>'D5'</text:p>
          </table:table-cell>
          <table:table-cell office:value-type="string" calcext:value-type="string">
            <text:p>,</text:p>
          </table:table-cell>
          <table:table-cell/>
          <table:table-cell table:formula="of:=FLOOR( (([.A72]-28)/120)*10)" office:value-type="float" office:value="5" calcext:value-type="float">
            <text:p>5</text:p>
          </table:table-cell>
          <table:table-cell table:formula="of:=[.A72]-(28+12*[.H72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#</text:p>
          </table:table-cell>
          <table:table-cell office:value-type="float" office:value="5" calcext:value-type="float">
            <text:p>5</text:p>
          </table:table-cell>
          <table:table-cell table:formula="of:=COM.MICROSOFT.CONCAT(&quot;'&quot;;[.C73];[.D73];&quot;'&quot;)" office:value-type="string" office:string-value="'D#5'" calcext:value-type="string">
            <text:p>'D#5'</text:p>
          </table:table-cell>
          <table:table-cell office:value-type="string" calcext:value-type="string">
            <text:p>,</text:p>
          </table:table-cell>
          <table:table-cell/>
          <table:table-cell table:formula="of:=FLOOR( (([.A73]-28)/120)*10)" office:value-type="float" office:value="5" calcext:value-type="float">
            <text:p>5</text:p>
          </table:table-cell>
          <table:table-cell table:formula="of:=[.A73]-(28+12*[.H73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formula="of:=COM.MICROSOFT.CONCAT(&quot;'&quot;;[.C74];[.D74];&quot;'&quot;)" office:value-type="string" office:string-value="'E6'" calcext:value-type="string">
            <text:p>'E6'</text:p>
          </table:table-cell>
          <table:table-cell table:number-columns-repeated="2"/>
          <table:table-cell table:formula="of:=FLOOR( (([.A74]-28)/120)*10)" office:value-type="float" office:value="6" calcext:value-type="float">
            <text:p>6</text:p>
          </table:table-cell>
          <table:table-cell table:formula="of:=[.A74]-(28+12*[.H74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21" table:formula="of:=COM.MICROSOFT.CONCAT(&quot;{&quot;;[.A2:.B74];&quot;}&quot;)" office:value-type="string" office:string-value="{28,29,30,31,32,33,34,35,36,37,38,39,40,41,42,43,44,45,46,47,48,49,50,51,52,53,54,55,56,57,58,59,60,61,62,63,64,65,66,67,68,69,70,71,72,73,74,75,76,77,78,79,80,81,82,83,84,85,86,87,88,89,90,91,92,93,94,95,96,97,98,99,100}" calcext:value-type="string">
            <text:p>{28,29,30,31,32,33,34,35,36,37,38,39,40,41,42,43,44,45,46,47,48,49,50,51,52,53,54,55,56,57,58,59,60,61,62,63,64,65,66,67,68,69,70,71,72,73,74,75,76,77,78,79,80,81,82,83,84,85,86,87,88,89,90,91,92,93,94,95,96,97,98,99,100}</text:p>
          </table:table-cell>
          <table:table-cell table:style-name="Default" table:number-columns-repeated="2"/>
          <table:table-cell table:style-name="ce21" table:formula="of:=COM.MICROSOFT.CONCAT(&quot;{&quot;;[.E2:.F74];&quot;}&quot;)" office:value-type="string" office:string-value="{'E0','F0','F#0','G0','G#0','A0','A#0','B0','C0','C#0','D0','D#0','E1','F1','F#1','G1','G#1','A1','A#1','B1','C1','C#1','D1','D#1','E2','F2','F#2','G2','G#2','A2','A#2','B2','C2','C#2','D2','D#2','E3','F3','F#3','G3','G#3','A3','A#3','B3','C3','C#3','D3','D#3','E4','F4','F#4','G4','G#4','A4','A#4','B4','C4','C#4','D4','D#4','E5','F5','F#5','G5','G#5','A5','A#5','B5','C5','C#5','D5','D#5','E6'}" calcext:value-type="string">
            <text:p>{'E0','F0','F#0','G0','G#0','A0','A#0','B0','C0','C#0','D0','D#0','E1','F1','F#1','G1','G#1','A1','A#1','B1','C1','C#1','D1','D#1','E2','F2','F#2','G2','G#2','A2','A#2','B2','C2','C#2','D2','D#2','E3','F3','F#3','G3','G#3','A3','A#3','B3','C3','C#3','D3','D#3','E4','F4','F#4','G4','G#4','A4','A#4','B4','C4','C#4','D4','D#4','E5','F5','F#5','G5','G#5','A5','A#5','B5','C5','C#5','D5','D#5','E6'}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 style:data-style-name="N2" text:time-value="10:37:55.0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4.2$Windows_X86_64 LibreOffice_project/a529a4fab45b75fefc5b6226684193eb000654f6</meta:generator>
    <dc:date>2021-10-13T10:48:34.731000000</dc:date>
    <meta:editing-duration>PT2H33M17S</meta:editing-duration>
    <meta:editing-cycles>21</meta:editing-cycles>
    <meta:document-statistic meta:table-count="2" meta:cell-count="821" meta:object-count="0"/>
  </office:meta>
</office:document-meta>
</file>